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mpar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mpare</text:h>
                    <text:list>
                        <text:list-item>
                            <text:h text:style-name="Heading_20_2" text:outline-level="2">Description</text:h>
                        </text:list-item>
                    </text:list>
                </text:list-item>
            </text:list>

            <text:p text:style-name="Standard"><text:span>Compares expressions depending on the operator and if the result is </text:span><text:span text:style-name="backtick">true</text:span><text:span> Flow execution continues through </text:span><text:span text:style-name="backtick">True</text:span><text:span> output, otherwise </text:span><text:span text:style-name="backtick">False</text:span><text:span> output is used.</text:span></text:p><text:p text:style-name="Standard"/>

            
                <text:list xml:id="list_Compare2" text:continue-numbering="true" text:continue-list="list_Compar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mpare5"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text:span>Expression on the left side of the comparison.</text:span></text:p><text:p text:style-name="Standard"/>,
                                            <text:list xml:id="list_Compare6" text:continue-numbering="true" text:continue-list="list_Compare5"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text:span>Expression on the right side of the comparison.</text:span><text:p text:style-name="Standard"/><text:span>It is not used if the operator is </text:span><text:span text:style-name="backtick">NOT</text:span><text:span>.</text:span></text:p><text:p text:style-name="Standard"/>,
                                            <text:list xml:id="list_Compare7" text:continue-numbering="true" text:continue-list="list_Compare6"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ext:span>This expression is used only in the case of the </text:span><text:span text:style-name="backtick">BETWEEN</text:span><text:span> operator, then it is checked whether </text:span><text:span text:style-name="backtick">A &gt;= B</text:span><text:span> and </text:span><text:span text:style-name="backtick">A &lt;= C</text:span><text:span>.</text:span></text:p><text:p text:style-name="Standard"/>,
                                            <text:list xml:id="list_Compare8" text:continue-numbering="true" text:continue-list="list_Compare7"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text:span>It is possible to use one of the following operators:</text:span></text:p><text:p text:style-name="Standard"/><text:list xml:id="list_Compare9" text:style-name="List_20_1">
                    <text:list-item>
                            <text:p text:style-name="List_20_1_20_Start">
                            <text:span><text:span text:style-name="backtick">=</text:span><text:span> – A is equal to B, i.e. </text:span><text:span text:style-name="backtick">A == B</text:span></text:span>
                            </text:p>
                        </text:list-item>,<text:list-item>
                            <text:p text:style-name="List_20_1">
                            <text:span><text:span text:style-name="backtick">&lt;</text:span><text:span> – A is less than B, i.e. </text:span><text:span text:style-name="backtick">A &lt; B</text:span></text:span>
                            </text:p>
                        </text:list-item>,<text:list-item>
                            <text:p text:style-name="List_20_1">
                            <text:span><text:span text:style-name="backtick">&gt;</text:span><text:span> – A is greater than B, i.e. </text:span><text:span text:style-name="backtick">A &gt; B</text:span></text:span>
                            </text:p>
                        </text:list-item>,<text:list-item>
                            <text:p text:style-name="List_20_1">
                            <text:span><text:span text:style-name="backtick">&lt;=</text:span><text:span> – A is less or equal to B, i.e. </text:span><text:span text:style-name="backtick">A &lt;= B</text:span></text:span>
                            </text:p>
                        </text:list-item>,<text:list-item>
                            <text:p text:style-name="List_20_1">
                            <text:span><text:span text:style-name="backtick">&gt;=</text:span><text:span> – A is greater or equal to B, i.e. </text:span><text:span text:style-name="backtick">A &gt;= B</text:span></text:span>
                            </text:p>
                        </text:list-item>,<text:list-item>
                            <text:p text:style-name="List_20_1">
                            <text:span><text:span text:style-name="backtick">&lt;&gt;</text:span><text:span> – A is different then B, i.e. </text:span><text:span text:style-name="backtick">A != B</text:span></text:span>
                            </text:p>
                        </text:list-item>,<text:list-item>
                            <text:p text:style-name="List_20_1">
                            <text:span><text:span text:style-name="backtick">NOT</text:span><text:span> – A is not true, i.e. </text:span><text:span text:style-name="backtick">!A</text:span></text:span>
                            </text:p>
                        </text:list-item>,<text:list-item>
                            <text:p text:style-name="List_20_1">
                            <text:span><text:span text:style-name="backtick">AND</text:span><text:span> – both A and B are true, i.e. </text:span><text:span text:style-name="backtick">A &amp;&amp; B</text:span></text:span>
                            </text:p>
                        </text:list-item>,<text:list-item>
                            <text:p text:style-name="List_20_1">
                            <text:span><text:span text:style-name="backtick">OR</text:span><text:span> – either A or B is true, i.e. </text:span><text:span text:style-name="backtick">A || B</text:span></text:span>
                            </text:p>
                        </text:list-item>,<text:list-item>
                            <text:p text:style-name="List_20_1">
                            <text:span><text:span text:style-name="backtick">XOR</text:span><text:span> – either A or B is true, but not both, </text:span><text:span text:style-name="backtick">A ^^ B</text:span></text:span>
                            </text:p>
                        </text:list-item>,<text:list-item>
                            <text:p text:style-name="List_20_1_20_End">
                            <text:span><text:span text:style-name="backtick">BETWEEN</text:span><text:span> – A is between B and C, i.e. A is greater then or equal to B and A is less then or equal to C, i.e. </text:span><text:span text:style-name="backtick">A &gt;= B AND A &lt;= C</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mpare10" text:continue-numbering="true" text:continue-list="list_Compar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mpare11" text:continue-numbering="true" text:continue-list="list_Compar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mpare12" text:continue-numbering="true" text:continue-list="list_Compar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mpare13" text:continue-numbering="true" text:continue-list="list_Compar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mpare14" text:continue-numbering="true" text:continue-list="list_Compar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mpare3" text:continue-numbering="true" text:continue-list="list_Compare2" text:style-name="Outline">
                    <text:list-item>
                        <text:list>
                            <text:list-item>
                                <text:h text:style-name="Heading_20_2" text:outline-level="2">Inputs</text:h>
                            </text:list-item>
                        </text:list>
                    </text:list-item>
                </text:list>

                
                            <text:list xml:id="list_Compar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ompare4" text:continue-numbering="true" text:continue-list="list_Compare3" text:style-name="Outline">
                    <text:list-item>
                        <text:list>
                            <text:list-item>
                                <text:h text:style-name="Heading_20_2" text:outline-level="2">Outputs</text:h>
                            </text:list-item>
                        </text:list>
                    </text:list-item>
                </text:list>

                
                            <text:list xml:id="list_Compare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ompare17"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p text:style-name="Standard"/>,
                            <text:list xml:id="list_Compare18"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